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0e59" officeooo:paragraph-rsid="00000e59"/>
    </style:style>
    <style:style style:name="P2" style:family="paragraph" style:parent-style-name="Standard">
      <style:paragraph-properties fo:text-align="center" style:justify-single-word="false"/>
      <style:text-properties fo:font-size="24pt" fo:font-weight="bold" officeooo:rsid="00000e59" officeooo:paragraph-rsid="00000e59"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tyle="normal" officeooo:rsid="00000e59" officeooo:paragraph-rsid="00000e59" style:font-style-asian="normal" style:font-style-complex="normal"/>
    </style:style>
    <style:style style:name="P4" style:family="paragraph" style:parent-style-name="Standard">
      <style:paragraph-properties fo:text-align="start" style:justify-single-word="false"/>
      <style:text-properties fo:font-style="normal" fo:font-weight="normal" officeooo:rsid="00000e59" officeooo:paragraph-rsid="00000e59"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042b94" officeooo:paragraph-rsid="00042b94"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officeooo:paragraph-rsid="00042b94"/>
    </style:style>
    <style:style style:name="P7" style:family="paragraph" style:parent-style-name="Standard" style:list-style-name="L1">
      <style:paragraph-properties fo:text-align="start" style:justify-single-word="false"/>
      <style:text-properties fo:font-size="12pt" fo:font-style="normal" fo:font-weight="bold" officeooo:rsid="0001af7d" officeooo:paragraph-rsid="0001af7d"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style="normal" fo:font-weight="bold" officeooo:rsid="00028186" officeooo:paragraph-rsid="00028186"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fo:font-weight="bold" officeooo:rsid="00058197" officeooo:paragraph-rsid="00058197"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2pt" fo:font-style="normal" fo:font-weight="bold" officeooo:rsid="000acf31" officeooo:paragraph-rsid="000acf31"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bold" officeooo:rsid="000ba3ef" officeooo:paragraph-rsid="000ba3ef"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fo:font-size="12pt" fo:font-style="normal" fo:font-weight="bold" officeooo:rsid="000d5aa9" officeooo:paragraph-rsid="000d5aa9"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size="12pt" fo:font-style="normal" fo:font-weight="bold" officeooo:rsid="001230e9" officeooo:paragraph-rsid="001230e9" style:font-size-asian="10.5pt" style:font-style-asian="normal" style:font-weight-asian="bold" style:font-size-complex="12pt" style:font-style-complex="normal" style:font-weight-complex="bold"/>
    </style:style>
    <style:style style:name="P14" style:family="paragraph" style:parent-style-name="Standard" style:list-style-name="L1">
      <style:paragraph-properties fo:text-align="start" style:justify-single-word="false"/>
      <style:text-properties fo:font-size="12pt" fo:font-style="normal" fo:font-weight="normal" officeooo:rsid="0001af7d" officeooo:paragraph-rsid="0001af7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01af7d" officeooo:paragraph-rsid="0001af7d"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028186" officeooo:paragraph-rsid="0002818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042b94" officeooo:paragraph-rsid="00042b9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058197" officeooo:paragraph-rsid="00058197" style:font-size-asian="10.5pt" style:font-style-asian="normal" style:font-weight-asian="normal" style:font-size-complex="12pt" style:font-style-complex="normal" style:font-weight-complex="normal"/>
    </style:style>
    <style:style style:name="P19" style:family="paragraph" style:parent-style-name="Standard" style:list-style-name="L1">
      <style:paragraph-properties fo:text-align="start" style:justify-single-word="false"/>
      <style:text-properties fo:font-size="12pt" fo:font-style="normal" fo:font-weight="normal" officeooo:rsid="00058197" officeooo:paragraph-rsid="0005819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0acf31" officeooo:paragraph-rsid="000acf3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0ba3ef" officeooo:paragraph-rsid="000ba3e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0e1b30" officeooo:paragraph-rsid="000e1b30" style:font-size-asian="10.5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start" style:justify-single-word="false"/>
      <style:text-properties fo:font-size="12pt" fo:font-style="normal" fo:font-weight="normal" officeooo:rsid="001230e9" officeooo:paragraph-rsid="001230e9"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230e9" officeooo:paragraph-rsid="001230e9"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230e9" officeooo:paragraph-rsid="00129e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29ee3" officeooo:paragraph-rsid="00129ee3" style:font-size-asian="10.5pt" style:font-style-asian="normal" style:font-weight-asian="normal" style:font-size-complex="12pt" style:font-style-complex="normal" style:font-weight-complex="normal"/>
    </style:style>
    <style:style style:name="P27" style:family="paragraph" style:parent-style-name="Standard" style:list-style-name="L3">
      <style:paragraph-properties fo:text-align="start" style:justify-single-word="false"/>
      <style:text-properties fo:font-size="12pt" fo:font-style="normal" fo:font-weight="normal" officeooo:rsid="00129ee3" officeooo:paragraph-rsid="00129ee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fo:break-before="page"/>
      <style:text-properties fo:font-size="24pt" fo:font-style="normal" fo:font-weight="bold" officeooo:rsid="0001af7d" officeooo:paragraph-rsid="0001af7d" style:font-size-asian="24pt" style:font-style-asian="normal" style:font-weight-asian="bold" style:font-size-complex="24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0028186"/>
    </style:style>
    <style:style style:name="T5" style:family="text">
      <style:text-properties officeooo:rsid="00042b94"/>
    </style:style>
    <style:style style:name="T6" style:family="text">
      <style:text-properties fo:font-size="12pt" fo:font-style="normal" fo:font-weight="normal" officeooo:rsid="00042b94"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058197" style:font-size-asian="10.5pt" style:font-style-asian="normal" style:font-weight-asian="normal" style:font-size-complex="12pt" style:font-style-complex="normal" style:font-weight-complex="normal"/>
    </style:style>
    <style:style style:name="T8" style:family="text">
      <style:text-properties officeooo:rsid="00065f0f"/>
    </style:style>
    <style:style style:name="T9" style:family="text">
      <style:text-properties officeooo:rsid="0007a225"/>
    </style:style>
    <style:style style:name="T10" style:family="text">
      <style:text-properties officeooo:rsid="000ba3ef"/>
    </style:style>
    <style:style style:name="T11" style:family="text">
      <style:text-properties officeooo:rsid="000d5aa9"/>
    </style:style>
    <style:style style:name="T12" style:family="text">
      <style:text-properties officeooo:rsid="000f2eee"/>
    </style:style>
    <style:style style:name="T13" style:family="text">
      <style:text-properties officeooo:rsid="00129ee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arning MachineLearning From the Internet</text:p>
      <text:p text:style-name="P1">with <text:span text:style-name="T3">Yugansh Sharma</text:span></text:p>
      <text:p text:style-name="P1"><text:span text:style-name="T3"/></text:p>
      <text:p text:style-name="P3"><text:span text:style-name="T1">Prefix</text:span></text:p>
      <text:p text:style-name="P4">I want to prefix this repository by saying that I have 6 months of experience(as of 21-12-2019) as a python developer and have a good grasp on python language. Since many of the people using this repository may not have that experience I will start this documentation with some good python material that I used personally. I will also provide a specific structure or schedule in which to go through but this structure is just a simple guidance and not a concrete way to learn python so feel free to approach python as you may please.</text:p>
      <text:p text:style-name="P5">I will limit the number of resources so you are not overwhelmed as I was when first started my learning journey.</text:p>
      <text:p text:style-name="P5">I do not take responsibility for and resources mentioned here except if stated otherwise. </text:p>
      <text:p text:style-name="P28">INDEX</text:p>
      <text:list xml:id="list524014118" text:style-name="L1">
        <text:list-item>
          <text:p text:style-name="P7">Learning Python from scratch</text:p>
          <text:list>
            <text:list-item>
              <text:p text:style-name="P14">Python Basics</text:p>
            </text:list-item>
            <text:list-item>
              <text:p text:style-name="P19">Python practice</text:p>
            </text:list-item>
            <text:list-item>
              <text:p text:style-name="P23">Python project</text:p>
            </text:list-item>
          </text:list>
        </text:list-item>
      </text:list>
      <text:p text:style-name="P28">Learning Python from scratch</text:p>
      <text:p text:style-name="P15"/>
      <text:p text:style-name="P9">Python Basics</text:p>
      <text:p text:style-name="P15">When I decided to learn python I was overwhelmed from the amount of material available to me, from books to youtube videos and paid/free online courses but there was a severe lack of mentoring as to which source to learn first and which to learn last, <text:span text:style-name="T4">so I did as anybody in my shoes would do, I read/watched/listened to them all, of course I was not able to even go through on of them thoroughly. Most of them I just skimmed over and got bored. I wasted more than 2 weeks and then realized I had only learned 2 things there is python 2 “the old one” <text:s/>and python 3 “the new one” and also how to print “hello world” in either of them. Till now I was successfully able to confuse my self so I decided to stick to one source only and once I finish that then go to other one and so on.</text:span></text:p>
      <text:p text:style-name="P16">So finally without further a due I present to you my list of material for learning python from scratch.</text:p>
      <text:p text:style-name="P16"/>
      <text:p text:style-name="P8">1. Python 3 Basics Tutorial series by sentdex</text:p>
      <text:p text:style-name="P16"><text:a xlink:type="simple" xlink:href="https://www.youtube.com/watch?v=oVp1vrfL_w4&amp;list=PLQVvvaa0QuDe8XSftW-RAxdo6OmaeL85M" text:style-name="Internet_20_link" text:visited-style-name="Visited_20_Internet_20_Link">https://www.youtube.com/watch?v=oVp1vrfL_w4&amp;list=PLQVvvaa0QuDe8XSftW-RAxdo6OmaeL85M</text:a></text:p>
      <text:p text:style-name="P16">If you search<text:span text:style-name="T5">ed</text:span> anywhere for python tutorials you might <text:span text:style-name="T5">have come across sentdex. His tutorials are very basic with simple examples and structured approach. If you like to learn from videos instead of books then sentdex is a very good source.</text:span></text:p>
      <text:p text:style-name="P16"/>
      <text:p text:style-name="P9">2. Python for Dummies</text:p>
      <text:p text:style-name="P6"><text:span text:style-name="T6">I</text:span><text:span text:style-name="T7">f</text:span><text:span text:style-name="T6"> you are like me and would like a book to follow alongside videos I would recommend </text:span><text:span text:style-name="T2">Python for Dummies by Aahz Maruch and Stef Maruch</text:span>, <text:span text:style-name="T5">it is a highly recommended book and for good reasons. It has very simple examples and even a simpler approach on teaching <text:s/>python.</text:span></text:p>
      <text:p text:style-name="P17"/>
      <text:p text:style-name="P17">If you have no python experience then stick to these 2 resources only but if you have a good grasp on python then keep on reading.</text:p>
      <text:p text:style-name="P1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Python Practice</text:p>
      <text:p text:style-name="P18">The practice material here would make a lot more sense if you have gone through one of the above resources but you can sure start practicing once you have reached a certain point in the learning phase and for me that point <text:span text:style-name="T9">was</text:span> <text:span text:style-name="T1">LOOPS. </text:span>Loops such as FOR loops and WHILE loops are essential to master if one wants to excel in py<text:span text:style-name="T8">thon. I made LOOPS as one of the milestone as it will make everything going forward a bit easier and you would have gone through enough of python to rely less going back on previous topics just to see syntax, trust me if you have to go back and google syntax of simple things you would make your progress a lot slower. But never the less you can start these practice as soon as you thought about learning python.</text:span></text:p>
      <text:p text:style-name="P18"/>
      <text:p text:style-name="P10">1. <text:a xlink:type="simple" xlink:href="http://www.hackerrank.com/" text:style-name="Internet_20_link" text:visited-style-name="Visited_20_Internet_20_Link">www.hackerrank.com</text:a></text:p>
      <text:p text:style-name="P20">Hackerrank has a good collection of python practice questions which are categorized according to topics and difficulty. If you get stuck in any question which you will on a lot of them you can easily refer to solutions or discussions available on each question.</text:p>
      <text:p text:style-name="P20"/>
      <text:p text:style-name="P20"><text:span text:style-name="T1">2. </text:span><text:a xlink:type="simple" xlink:href="http://www.w3resource.com/" text:style-name="Internet_20_link" text:visited-style-name="Visited_20_Internet_20_Link"><text:span text:style-name="T1">www.w3resource.com</text:span></text:a></text:p>
      <text:p text:style-name="P20">W3resource.com has a huge collection of question which are categorized into topics and difficulty. Categories are not very specific like <text:a xlink:type="simple" xlink:href="https://www.w3resource.com/python-exercises/python-basic-exercises.php" text:style-name="Internet_20_link" text:visited-style-name="Visited_20_Internet_20_Link">Python Basic (part -I)</text:a>, questions here even though easy to solve require a lot more knowing of programming than one category like LOOPS. <text:span text:style-name="T10">I would suggest you to only solve these questions once you have gone through 80% of your python course. That 80% includes knowing conditions, loops, data structures(lists, dictionaries etc.), string formatting etc. </text:span></text:p>
      <text:p text:style-name="P20"/>
      <text:p text:style-name="P11">3. <text:a xlink:type="simple" xlink:href="http://www.codechef.com/" text:style-name="Internet_20_link" text:visited-style-name="Visited_20_Internet_20_Link">www.codechef.com</text:a></text:p>
      <text:p text:style-name="P21">Do not start solving questions here if you are having problem solving questions in previous two website because these questions require time and higher level of concentration to solve. Questions are here more inclined towards coding for competition and require a you to have a good grasp on programming. If you think questions in above mentioned websites are getting easier than <text:span text:style-name="T11">codechef is the next best option.</text:span></text:p>
      <text:p text:style-name="P21"/>
      <text:p text:style-name="P12">4. <text:a xlink:type="simple" xlink:href="http://www.projecteuler.net/" text:style-name="Internet_20_link" text:visited-style-name="Visited_20_Internet_20_Link">www.projecteuler.net</text:a></text:p>
      <text:p text:style-name="P22">This is one of my favorites to go to when I need to brush up on my algorithm skills other than my programming skills. Questions here are best when you have a really good grip on programming. And programming is more like a tool to solve problems than a college subject to clear a semester exam. Questions here are not in anyway for improving python but for improving algorithm. <text:span text:style-name="T12">I usually solve one question a day whenever I get time because these take really long time to solve(at least for me).</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text:soft-page-break/>Python Projects</text:p>
      <text:p text:style-name="P24">Once you have learned python and practice enough of python, next step naturally is a python project. This part of python learning is very important and one of the most frustrating part in learning process especially if you don’t know what kind of project to make and what purpose you want your project to serve.</text:p>
      <text:p text:style-name="P24">This project must be different from one you might have made while going through any of the above learning material but at the same time should be simple enough that it won’t require you to learn any external libraries of frameworks(like django) or else you would spend a good chunk of your time learning things you might never use in future.</text:p>
      <text:p text:style-name="P25">Even though I just mentioned to not undertake a project that requires you to learn new framwork or work with external libraries, <text:span text:style-name="T13">I have some recommendations for libraries that might help you when you finally start learning ML.</text:span></text:p>
      <text:p text:style-name="P25"/>
      <text:p text:style-name="P26"><text:span text:style-name="T1">Recomendations:</text:span></text:p>
      <text:list xml:id="list3462374756" text:style-name="L3">
        <text:list-item>
          <text:p text:style-name="P27"><text:span text:style-name="T1">Beautifulsoup4</text:span></text:p>
        </text:list-item>
        <text:list-item>
          <text:p text:style-name="P27"><text:span text:style-name="T1">Numpy</text:span></text:p>
        </text:list-item>
        <text:list-item>
          <text:p text:style-name="P27"><text:span text:style-name="T1">Pandas</text:span></text:p>
        </text:list-item>
      </text:list>
      <text:p text:style-name="P26"/>
      <text:p text:style-name="P26">The above mentioned libraries are easy to get into and will carry forward in you ML journey.</text:p>
      <text:p text:style-name="P26"/>
      <text:p text:style-name="P26">As of what project to make, take your time and find something that bothers you in your daily life that could be solved by some simple code, like easy time management program or some kind of tracker, like a habit tracker. I want you to take your sweet time to just think about a project and planning your approach towards that project. Writing code will not be difficult but structuring your program i.e. creating good algorithm would and should consume most of your time. While making your projects keep track of your progress and also properly comment and document your code. At this stage take some time to learn how to manage your project on <text:span text:style-name="T1">git </text:span>and try to keep your git updated with latest pus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12-21T22:14:03.540000000</dc:date>
    <meta:editing-duration>PT42M28S</meta:editing-duration>
    <meta:editing-cycles>8</meta:editing-cycles>
    <meta:document-statistic meta:table-count="0" meta:image-count="0" meta:object-count="0" meta:page-count="5" meta:paragraph-count="41" meta:word-count="1199" meta:character-count="6819" meta:non-whitespace-character-count="5664"/>
  </office:meta>
</office:document-meta>
</file>